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53cc" officeooo:paragraph-rsid="000a53c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a53cc"/>
    </style:style>
    <style:style style:name="P4" style:family="paragraph" style:parent-style-name="Standard">
      <style:paragraph-properties fo:text-align="justify" style:justify-single-word="false"/>
      <style:text-properties officeooo:rsid="000c04a4" officeooo:paragraph-rsid="000c04a4"/>
    </style:style>
    <style:style style:name="P5" style:family="paragraph" style:parent-style-name="Standard">
      <style:paragraph-properties fo:text-align="justify" style:justify-single-word="false"/>
      <style:text-properties officeooo:rsid="000dee4e" officeooo:paragraph-rsid="000dee4e"/>
    </style:style>
    <style:style style:name="P6" style:family="paragraph" style:parent-style-name="Standard">
      <style:paragraph-properties fo:text-align="justify" style:justify-single-word="false"/>
      <style:text-properties officeooo:rsid="000f52e3" officeooo:paragraph-rsid="000f52e3"/>
    </style:style>
    <style:style style:name="P7" style:family="paragraph" style:parent-style-name="Standard">
      <style:paragraph-properties fo:text-align="justify" style:justify-single-word="false"/>
      <style:text-properties officeooo:rsid="000f7e84" officeooo:paragraph-rsid="000f7e84"/>
    </style:style>
    <style:style style:name="P8" style:family="paragraph" style:parent-style-name="Standard">
      <style:paragraph-properties fo:text-align="justify" style:justify-single-word="false"/>
      <style:text-properties officeooo:rsid="0014a683" officeooo:paragraph-rsid="0014a683"/>
    </style:style>
    <style:style style:name="P9" style:family="paragraph" style:parent-style-name="Standard">
      <style:text-properties officeooo:rsid="001b966a" officeooo:paragraph-rsid="001b966a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1d7c89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officeooo:paragraph-rsid="000dee4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officeooo:rsid="000dee4e" officeooo:paragraph-rsid="000dee4e" style:font-size-asian="10pt" style:font-size-complex="10pt"/>
    </style:style>
    <style:style style:name="P1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officeooo:rsid="0014a683" officeooo:paragraph-rsid="0014a683"/>
    </style:style>
    <style:style style:name="T1" style:family="text">
      <style:text-properties officeooo:rsid="000a53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53cc" style:font-weight-asian="bold" style:font-weight-complex="bold"/>
    </style:style>
    <style:style style:name="T4" style:family="text">
      <style:text-properties fo:font-weight="normal" officeooo:rsid="000a53cc" style:font-weight-asian="normal" style:font-weight-complex="normal"/>
    </style:style>
    <style:style style:name="T5" style:family="text">
      <style:text-properties fo:font-weight="normal" officeooo:rsid="000c04a4" style:font-weight-asian="normal" style:font-weight-complex="normal"/>
    </style:style>
    <style:style style:name="T6" style:family="text">
      <style:text-properties officeooo:rsid="000dee4e"/>
    </style:style>
    <style:style style:name="T7" style:family="text">
      <style:text-properties officeooo:rsid="0010409f"/>
    </style:style>
    <style:style style:name="T8" style:family="text">
      <style:text-properties officeooo:rsid="0010bf0c"/>
    </style:style>
    <style:style style:name="T9" style:family="text">
      <style:text-properties officeooo:rsid="0010e0d9"/>
    </style:style>
    <style:style style:name="T10" style:family="text">
      <style:text-properties officeooo:rsid="0012194b"/>
    </style:style>
    <style:style style:name="T11" style:family="text">
      <style:text-properties officeooo:rsid="001271bd"/>
    </style:style>
    <style:style style:name="T12" style:family="text">
      <style:text-properties officeooo:rsid="0014ea10"/>
    </style:style>
    <style:style style:name="T13" style:family="text">
      <style:text-properties officeooo:rsid="0021a4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 método empregado para capturar os movimentos foi dado pela localização x, y do LeapMotion, a função </text:span><text:span text:style-name="T2">pointable.tipPosition[0]</text:span> <text:span text:style-name="T1">devolve a posição X em mm dentro do seu alcance, a </text:span><text:span text:style-name="T3">pointable.tipPosition[1]</text:span><text:span text:style-name="T4"> devolve a posição Y em mm dentro do seu alcance. </text:span><text:span text:style-name="T5">Com base nessas posições é feito o seguinte calculo: </text:span></text:p>
      <text:p text:style-name="P3"/>
      <text:p text:style-name="P12">var posX= ((pointable.tipPosition[0]*spaceHand)+(width/2));</text:p>
      <text:p text:style-name="P12">var posY= ((height/2)-(pointable.tipPosition[1]*spaceHand));</text:p>
      <text:p text:style-name="P2"/>
      <text:p text:style-name="P4">Es<text:span text:style-name="T7">s</text:span>e calculo é usado para <text:span text:style-name="T7">colocar</text:span> a palma da mão no meio da tela do brownser, os outros cinco dedos são calculados com base na palma. <text:span text:style-name="T12">A variável width representa a largura atual da tela em pixels, e a várial heigth representa a altura atual da tela em pixels, o spaceHand é uma constante 2 usada para espaçar a distância entre os pontos, esses pontos são as pontas dos dedos</text:span>. <text:span text:style-name="T6">Exemplo:</text:span></text:p>
      <text:p text:style-name="P4"/>
      <text:p text:style-name="P13">if('Index finger' == fingerTypeMap[pointable.type]){ </text:p>
      <text:p text:style-name="P13"><text:s text:c="10"/>var posX= ((pointable.tipPosition[0]*spaceHand)+(width/2));</text:p>
      <text:p text:style-name="P12"><text:s text:c="10"/>var posY= ((height/2)-(pointable.tipPosition[1]*spaceHand));</text:p>
      <text:p text:style-name="P12"><text:s text:c="10"/>finger2.style.top = posY + "px";</text:p>
      <text:p text:style-name="P12"><text:s text:c="10"/>finger2.style.left = posX + "px";</text:p>
      <text:p text:style-name="P14">}</text:p>
      <text:p text:style-name="P5"/>
      <text:p text:style-name="P6">Esse trecho <text:span text:style-name="T13">de</text:span> código pinta na tela do brownser o dedo indicador, n<text:span text:style-name="T7">a</text:span> condição if é perguntado se o dedo capturado é o indicador, feito isso, esse dedo representado pelo finger2 é sempre exibido na view <text:span text:style-name="T8">em sua posição</text:span>. E assim é feito a mesma operação <text:span text:style-name="T9">para</text:span> os outros dedos. <text:span text:style-name="T10">O código fica em um loop infinito enquanto o leap está ativo, então todos os dedos são capturados e sempre acompanhados pelo movimento que lhe é correspondente.</text:span></text:p>
      <text:p text:style-name="P6"/>
      <text:p text:style-name="P7">É deixado para comparação de sinais pontos capturados manualmente e colocados <text:span text:style-name="T11">na view. Esses pontos são pegos da mesma forma em que são mostrados, eles aparecem na tela e é dado pause no leap para que seja anotado sua posição x, y, depois é guardado a localização e realizado um calculado para sempre a mão ficar centralizada em sua exibição.</text:span></text:p>
      <text:p text:style-name="P7"/>
      <text:p text:style-name="P10">/* points references</text:p>
      <text:p text:style-name="P10">*/ </text:p>
      <text:p text:style-name="P10"/>
      <text:p text:style-name="P10">var pointReferencePalmX = 493; var pointReferencePalmY = 307;</text:p>
      <text:p text:style-name="P10">var pointReferenceFinger1X= 432; var pointReferenceFinger1Y= 211;</text:p>
      <text:p text:style-name="P10">var pointReferenceFinger2X= 472; var pointReferenceFinger2Y= 234;</text:p>
      <text:p text:style-name="P10">var pointReferenceFinger3X= 492; var pointReferenceFinger3Y= 243;</text:p>
      <text:p text:style-name="P10">var pointReferenceFinger4X= 516; var pointReferenceFinger4Y= 267;</text:p>
      <text:p text:style-name="P10">var pointReferenceFinger5X= 536; var pointReferenceFinger5Y= 289;</text:p>
      <text:p text:style-name="P10"/>
      <text:p text:style-name="P10">/* center to finger models</text:p>
      <text:p text:style-name="P10">*/</text:p>
      <text:p text:style-name="P10"/>
      <text:p text:style-name="P10">var pamlModel = document.getElementById('palmModel');</text:p>
      <text:p text:style-name="P10">pamlModel.style.left= (width/2)-(pamlModel.clientWidth/2)+'px';</text:p>
      <text:p text:style-name="P10">pamlModel.style.top = (height/3)-(pamlModel.clientHeight/2)+'px';</text:p>
      <text:p text:style-name="P10"/>
      <text:p text:style-name="P10">var finger1Model = document.getElementById("finger1Model");</text:p>
      <text:p text:style-name="P10">var calibreFinger1X= pointReferencePalmX-pointReferenceFinger1X;</text:p>
      <text:p text:style-name="P10">var calibreFinger1Y= pointReferencePalmY-pointReferenceFinger1Y;</text:p>
      <text:p text:style-name="P10">finger1Model.style.left= (width/2)-(calibreFinger1X)-(finger1Model.clientWidth/2)+'px';</text:p>
      <text:p text:style-name="P10">finger1Model.style.top = (height/3)-(calibreFinger1Y)-(finger1Model.clientHeight/2)+'px';</text:p>
      <text:p text:style-name="Standard"/>
      <text:p text:style-name="P8">Esse código printa na tela os pontos da palma da mão e do dedo Thumb que ficarão localizados perto do centro da view, </text:p>
      <text:p text:style-name="P8"/>
      <text:p text:style-name="P15"><text:soft-page-break/></text:p>
      <text:p text:style-name="P10">/* dimension area finger 1</text:p>
      <text:p text:style-name="P10">*/</text:p>
      <text:p text:style-name="P10">posXFinger1= parseInt(finger1.style.left.replace('px', ''));;</text:p>
      <text:p text:style-name="P10">posYFinger1= parseInt(finger1.style.top.replace('px', ''));;</text:p>
      <text:p text:style-name="P10"/>
      <text:p text:style-name="P10">posXFinger1Model= parseInt(finger1Model.style.left.replace('px', ''));;</text:p>
      <text:p text:style-name="P10">posYFinger1Model= parseInt(finger1Model.style.top.replace('px', ''));;</text:p>
      <text:p text:style-name="P10"/>
      <text:p text:style-name="P10">if(posXFinger1 &gt;= posXFinger1Model &amp;&amp; posXFinger1 &lt;= <text:s/>posXFinger1Model+finger1Model.clientWidth){</text:p>
      <text:p text:style-name="P11"><text:tab/>if(posYFinger1 &gt;= posYFinger1Model &amp;&amp; posYFinger1 &lt;= <text:tab/>posYFinger1Model+finger1Model.clientHeight)<text:tab/>{</text:p>
      <text:p text:style-name="P11"><text:tab/><text:tab/>flag1= true;</text:p>
      <text:p text:style-name="P10"><text:tab/>}</text:p>
      <text:p text:style-name="P10">}</text:p>
      <text:p text:style-name="Standard"/>
      <text:p text:style-name="P9">#falar desse código</text:p>
      <text:p text:style-name="P8"/>
      <text:p text:style-name="Standard"/>
      <text:p text:style-name="P2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9:05:35.802782214</meta:creation-date>
    <meta:generator>LibreOffice/5.1.6.2$Linux_X86_64 LibreOffice_project/10m0$Build-2</meta:generator>
    <dc:date>2017-11-27T10:19:42.398970864</dc:date>
    <meta:editing-duration>PT58M33S</meta:editing-duration>
    <meta:editing-cycles>23</meta:editing-cycles>
    <meta:document-statistic meta:table-count="0" meta:image-count="0" meta:object-count="0" meta:page-count="2" meta:paragraph-count="43" meta:word-count="419" meta:character-count="3483" meta:non-whitespace-character-count="3057"/>
  </office:meta>
</office:document-meta>
</file>